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/>
    </style:style>
    <style:style style:name="T3" style:parent-style-name="DefaultParagraphFont" style:family="text">
      <style:text-properties style:font-name="Arial"/>
    </style:style>
  </office:automatic-styles>
  <office:body>
    <office:text text:use-soft-page-breaks="true">
      <text:p text:style-name="P1">Screenshotted the inside of ArchOSC Assignment folder, copied to paint and saved with the name<text:s/>“<text:span text:style-name="T2">ArchOSC empty screenshot”<text:s/></text:span><text:span text:style-name="T3">in the pictures fold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HEW AINSCOW</meta:initial-creator>
    <dc:creator>MATTHEW AINSCOW</dc:creator>
    <meta:creation-date>2026-02-03T11:08:00Z</meta:creation-date>
    <dc:date>2026-02-03T11:14:00Z</dc:date>
    <meta:template xlink:href="Normal" xlink:type="simple"/>
    <meta:editing-cycles>1</meta:editing-cycles>
    <meta:editing-duration>PT360S</meta:editing-duration>
    <meta:document-statistic meta:page-count="1" meta:paragraph-count="1" meta:word-count="21" meta:character-count="144" meta:row-count="1" meta:non-whitespace-character-count="124"/>
  </office:meta>
</office:document-meta>
</file>